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6" style:family="paragraph">
      <style:paragraph-properties fo:text-align="center"/>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8.281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ôme 1</text:p>
      <text:p text:style-name="Standard">Alexandrina Korneva</text:p>
      <text:p text:style-name="Standard">Mounir Boudali</text:p>
      <text:p text:style-name="Standard">Gaëtan Pican<text:tab/><text:tab/><text:tab/><text:tab/><text:tab/><text:span text:style-name="T1">BATMAN II</text:span></text:p>
      <text:p text:style-name="P1">Binôme 2<text:tab/><text:tab/><text:tab/><text:tab/><text:tab/></text:p>
      <text:p text:style-name="Standard">Aly Kone</text:p>
      <text:p text:style-name="Standard">Cyriaque Couenon</text:p>
      <text:p text:style-name="P1">Binôme 3<text:tab/><text:tab/><text:tab/><text:tab/><text:tab/>Projet Informatique : Machine Learning</text:p>
      <text:p text:style-name="Standard">Siqi Lei</text:p>
      <text:p text:style-name="Standard">Lina Belhadj-mostefa</text:p>
      <text:p text:style-name="Standard"/>
      <text:p text:style-name="Standard"/>
      <text:p text:style-name="Standard"><text:tab/>Pour combattre le crime, punir les méchants et aider notre héros, nous avons choisi le challenge Batman.</text:p>
      <text:p text:style-name="Standard">Nous avons remarqué plusieurs choses durant la phase d'apprentissage de l'API :</text:p>
      <text:list xml:id="list1911983419" text:style-name="L1">
        <text:list-item>
          <text:p text:style-name="P2">la lecture du (lourd) jeu de données est lente</text:p>
        </text:list-item>
        <text:list-item>
          <text:p text:style-name="P2">on ne dispose pas de classes toute faite pour les mettre en forme en vue de les exploiter</text:p>
        </text:list-item>
        <text:list-item>
          <text:p text:style-name="P2">les classifieurs ne sont peut-être pas les plus optimisés pour notre problème</text:p>
        </text:list-item>
        <text:list-item>
          <text:p text:style-name="P2">la nature du challenge nous impose une rigueur qui peut être atteinte en utilisant plusieurs classifieurs.</text:p>
        </text:list-item>
      </text:list>
      <text:p text:style-name="Standard"/>
      <text:p text:style-name="Standard"><text:tab/>Pour pallier le premier et le second problème, nous nous proposons de créer une classe qui va gérer les « lectures/écritures » que l'on fait des données.</text:p>
      <text:p text:style-name="Standard">Cette classe contiendra entre autres un parseur, dont la (difficile) mission sera de parser le fichier de données plus rapidement et/ou plus efficacement que celui de base de Weka. Elle fournira également une classe « de sortie » qui va directement afficher ou renvoyer nos données mises en forme pour une soumission immédiate. <text:span text:style-name="T2">Réalisation : binôme 3</text:span></text:p>
      <text:p text:style-name="Standard"><text:span text:style-name="T2"/></text:p>
      <text:p text:style-name="Standard"><text:tab/>Pour résoudre le troisième problème, nous proposons d'implémenter un algorithme n'existant pas encore dans Weka, un arbre de décision de type CART. <text:span text:style-name="T2">Réalisation : binôme 2</text:span></text:p>
      <text:p text:style-name="Standard"><text:span text:style-name="T2"/></text:p>
      <text:p text:style-name="Standard"><text:span text:style-name="T2"><text:tab/></text:span><text:span text:style-name="T3">Enfin, la nature du challenge nous impose de ne laisser aucun crime passer entre les mailles du filet : par conséquent, nous avons pensé à créer un comparateur qui va tester les résultats de plusieurs classifieurs. Si l'un d'entre eux, ou plusieurs, renvoient un « crime solvable », nous le marquons comme tel : la nature de la sélection effectuée (des crimes à résoudre) font qu'il vaut mieux marquer un crime pas forcément solvable comme solvable, plutôt que l'inverse et risquer de ne pas aller résoudre un crime qui le serait pourtant, et laisser s'échapper un criminel. </text:span><text:span text:style-name="T2">Réalisation : binôme 1</text:span></text:p>
      <text:p text:style-name="Standard"><text:span text:style-name="T2"/></text:p>
      <text:p text:style-name="P3"><text:tab/>De plus, nous avons pensé à un algorithme tout à fait expérimental à base de matrices : il s'agirait d'attribuer des nombres arbitraires aux attributs non-numériques (id), de les classer en matrice, et d'appliquer une congruence sur cette matrice pour en dégager les tendances générales, et partant de là le résultat final, le booléen « solvable ou non ». Nous aimerions toutefois en discuter avec vous au prochain cours, dans la mesure ou c'est une simple intuition et pas une proposition de classe.</text:p>
      <text:p text:style-name="P3"/>
      <text:p text:style-name="P3"><text:tab/>Nous comptons également implémenter deux filtres pour gérer la lecture des données.</text:p>
      <text:p text:style-name="P3">Le premier vérifiera simplement si un attribut possède des valeurs qui ne sont pas renseignées dans le fichier (champ vide).</text:p>
      <text:p text:style-name="P3">Le second ajoutera automatiquement la colonne « Attribut à déterminer » si elle n'existe pas déjà, pour résoudre automatiquement le problème que nous avions eu lors de la première soumission.</text:p>
      <text:p text:style-name="P14">Figure : cycle algorithmique effectué lors du traitement d'un jeu de données</text:p>
      <text:p text:style-name="P4"/>
      <text:p text:style-name="Standard"><draw:rect text:anchor-type="paragraph" draw:z-index="20" draw:style-name="gr12" draw:text-style-name="P16" svg:width="1.112cm" svg:height="0.503cm" svg:x="-0.416cm" svg:y="20.392cm"><text:p/></draw:rect><draw:rect text:anchor-type="paragraph" draw:z-index="19" draw:style-name="gr11" draw:text-style-name="P16" svg:width="1.112cm" svg:height="0.503cm" svg:x="-0.416cm" svg:y="19.503cm"><text:p/></draw:rect><draw:frame text:anchor-type="paragraph" draw:z-index="16" draw:style-name="gr8" svg:width="6.748cm" svg:height="8.282cm" svg:x="-0.284cm" svg:y="16.487cm"><draw:text-box><text:p><text:span text:style-name="T4">Légende :</text:span></text:p><text:p/><text:p><text:tab/>Classe «lecture/écriture »</text:p><text:p/><text:p><text:tab/>Classe « Classifieur »</text:p><text:p/><text:p><text:tab/>Classe «Comparateur »</text:p><text:p/><text:p><text:tab/>Données brutes</text:p></draw:text-box></draw:frame><draw:rect text:anchor-type="paragraph" draw:z-index="18" draw:style-name="gr10" draw:text-style-name="P16" svg:width="1.112cm" svg:height="0.503cm" svg:x="-0.443cm" svg:y="18.524cm"><text:p/></draw:rect><draw:rect text:anchor-type="paragraph" draw:z-index="17" draw:style-name="gr9" draw:text-style-name="P16" svg:width="1.112cm" svg:height="0.503cm" svg:x="-0.443cm" svg:y="17.545cm"><text:p/></draw:rect><draw:ellipse text:anchor-type="paragraph" draw:z-index="15" draw:style-name="gr7" draw:text-style-name="P16" svg:width="5.504cm" svg:height="1.932cm" svg:x="9.717cm" svg:y="24.186cm"><text:p text:style-name="P16">Soumission des résultats</text:p></draw:ellipse><draw:custom-shape text:anchor-type="paragraph" draw:z-index="14" draw:style-name="gr3" draw:text-style-name="P16" svg:width="6.192cm" svg:height="2.911cm" svg:x="9.506cm" svg:y="20.985cm"><text:p text:style-name="P16">Mise en forme</text:p><text:p text:style-name="P16">des résultats pour</text:p><text:p text:style-name="P16">la soumissio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3" draw:style-name="gr7" draw:text-style-name="P16" svg:width="8.838cm" svg:height="3.917cm" svg:x="8.024cm" svg:y="16.857cm"><text:p text:style-name="P16">Jeux de résultats : les crimes sont classés </text:p><text:p text:style-name="P16">comme solvables ou non en fonction des</text:p><text:p text:style-name="P16">classifieurs et de la comparaison</text:p></draw:rect><draw:custom-shape text:anchor-type="paragraph" draw:z-index="12" draw:style-name="gr6" draw:text-style-name="P16" svg:width="5.451cm" svg:height="2.7cm" svg:x="9.929cm" svg:y="14.079cm"><text:p text:style-name="P16">Comparaison</text:p><text:p text:style-name="P16">des résultats</text:p><text:p text:style-name="P16">finaux</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1" draw:style-name="gr2" draw:text-style-name="P16" svg:width="8.917cm" svg:height="3.943cm" svg:x="7.865cm" svg:y="9.846cm"><text:p text:style-name="P16">Classification des données</text:p></draw:rect><draw:custom-shape text:anchor-type="paragraph" draw:z-index="10" draw:style-name="gr5" draw:text-style-name="P16" svg:width="3.811cm" svg:height="1.721cm" svg:x="3.923cm" svg:y="10.534cm"><text:p text:style-name="P16">Résultats</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style-name="gr4" draw:text-style-name="P16" svg:width="2.779cm" svg:height="2.964cm" svg:x="7.627cm" svg:y="1.168cm"><text:p text:style-name="P16">Données de</text:p><text:p text:style-name="P16">valid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3" draw:text-style-name="P16" svg:width="4.287cm" svg:height="2.832cm" svg:x="13.395cm" svg:y="7.015cm"><text:p text:style-name="P16">Détermination</text:p><text:p text:style-name="P16">des attributs</text:p><text:p text:style-name="P1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style-name="gr3" draw:text-style-name="P16" svg:width="4.181cm" svg:height="2.832cm" svg:x="6.966cm" svg:y="7.015cm"><text:p text:style-name="P16">Détermination</text:p><text:p text:style-name="P16">des attributs</text:p><text:p text:style-name="P1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3" draw:text-style-name="P16" svg:width="0.345cm" svg:height="2.938cm" svg:x="8.871cm" svg:y="4.078cm"><text:p text:style-name="P16">Parsing et enregistrement</text:p><text:p text:style-name="P1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draw:text-style-name="P16" svg:width="0.345cm" svg:height="2.938cm" svg:x="15.353cm" svg:y="4.131cm"><text:p text:style-name="P16">Parsing et enregistrement</text:p><text:p text:style-name="P1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3" draw:text-style-name="P16" svg:width="4.102cm" svg:height="2.832cm" svg:x="-0.205cm" svg:y="6.83cm"><text:p text:style-name="P16">Détermination</text:p><text:p text:style-name="P16">des attributs</text:p><text:p text:style-name="P16">+ filtre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 draw:style-name="gr3" draw:text-style-name="P16" svg:width="0.345cm" svg:height="2.938cm" svg:x="1.647cm" svg:y="3.919cm"><text:p text:style-name="P16">Parsing et enregistrement</text:p><text:p text:style-name="P16">Des donné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2" draw:style-name="gr2" draw:text-style-name="P16" svg:width="3.917cm" svg:height="3.784cm" svg:x="0.007cm" svg:y="9.714cm"><text:p text:style-name="P16">Analyse par</text:p><text:p text:style-name="P16">- classifieur 1</text:p><text:p text:style-name="P16">- classifieur 2</text:p><text:p text:style-name="P16">- classifieur 3</text:p></draw:rect><draw:custom-shape text:anchor-type="paragraph" draw:z-index="1" draw:style-name="gr1" draw:text-style-name="P16" svg:width="2.779cm" svg:height="2.964cm" svg:x="14.056cm" svg:y="1.168cm"><text:p text:style-name="P16">Données de</text:p><text:p text:style-name="P16">tes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0" draw:style-name="gr1" draw:text-style-name="P16" svg:width="2.779cm" svg:height="2.964cm" svg:x="0.589cm" svg:y="0.956cm"><text:p text:style-name="P16">Données d'</text:p><text:p text:style-name="P16">entrainemen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15">Pseudo codes</text:p>
      <text:p text:style-name="P5"/>
      <text:p text:style-name="P13">Classe « lecture/écriture »</text:p>
      <text:p text:style-name="P13"/>
      <text:p text:style-name="P6">Une méthode « parseur »</text:p>
      <text:list xml:id="list1375947780" text:style-name="L2">
        <text:list-item>
          <text:list>
            <text:list-item>
              <text:p text:style-name="P7">Ouvrir le fichier de données</text:p>
            </text:list-item>
            <text:list-item>
              <text:p text:style-name="P7">Reconnaître son extension (arff ou CSV)</text:p>
            </text:list-item>
            <text:list-item>
              <text:p text:style-name="P7">Récupérer les attributs et leurs valeurs possibles</text:p>
            </text:list-item>
            <text:list-item>
              <text:p text:style-name="P7">Lire les données (@data) jusqu'au bout en vérifiant si</text:p>
              <text:p text:style-name="P7">- il ne manque pas un champ d'attribut (filtre d'intégrité)</text:p>
              <text:p text:style-name="P7">- il ne manque pas une colonne d'attribut à trouver si on ouvre un fichier de validation (filtre de résultat, on connaît à ce moment l'attribut à trouver donc on peut l'ajouter)</text:p>
            </text:list-item>
            <text:list-item>
              <text:p text:style-name="P7">Retourner un objet contenant les données lues et les attributs lus.</text:p>
            </text:list-item>
          </text:list>
        </text:list-item>
      </text:list>
      <text:p text:style-name="P6"/>
      <text:p text:style-name="P6">Une méthode «sortie »</text:p>
      <text:list xml:id="list561013215" text:style-name="L3">
        <text:list-item>
          <text:list>
            <text:list-item>
              <text:p text:style-name="P8">Prend en paramètre un jeu de résultats</text:p>
            </text:list-item>
            <text:list-item>
              <text:p text:style-name="P8">Écrit dans un fichier avec le nom correct (validation, train, test) les données résultats</text:p>
            </text:list-item>
            <text:list-item>
              <text:p text:style-name="P8">S'occupe du formatage des données pour être submissibles directement</text:p>
            </text:list-item>
            <text:list-item>
              <text:p text:style-name="P8">Si possible, zippe directement le résultat ?</text:p>
            </text:list-item>
          </text:list>
        </text:list-item>
      </text:list>
      <text:p text:style-name="P6"/>
      <text:p text:style-name="P13">Classe « Comparateur »</text:p>
      <text:p text:style-name="P6"/>
      <text:p text:style-name="P6">Une méthode « comparaison »</text:p>
      <text:list xml:id="list1608603916" text:style-name="L4">
        <text:list-item>
          <text:list>
            <text:list-item>
              <text:p text:style-name="P9">Prend en paramètre plusieurs jeux de résultats issus de classifieurs différents (dont l'un d'entre eux sera notre classifieur custom)</text:p>
            </text:list-item>
            <text:list-item>
              <text:p text:style-name="P9">Pour chaque tuple de résultats, applique un OU logique entre ces résultats (qui seront booléens), de manière à ce que si au moins un des comparateurs a estimé le crime solvable, il soit marqué comme tel à la fin</text:p>
            </text:list-item>
            <text:list-item>
              <text:p text:style-name="P9">Retourne le jeu de résultat final</text:p>
            </text:list-item>
          </text:list>
        </text:list-item>
      </text:list>
      <text:p text:style-name="P6"/>
      <text:p text:style-name="P13">Classe « Classifieur »</text:p>
      <text:p text:style-name="P13"/>
      <text:p text:style-name="P6">Une méthode « buildClassifier »</text:p>
      <text:list xml:id="list1240656330" text:style-name="L5">
        <text:list-item>
          <text:list>
            <text:list-item>
              <text:p text:style-name="P10">Prend en paramètre un objet contenant nos données (renvoyées par la classe « lecture »)</text:p>
            </text:list-item>
            <text:list-item>
              <text:p text:style-name="P10">Construit un arbre de décision dessus (portage Java de l'algorithme CART ? A préciser)</text:p>
            </text:list-item>
            <text:list-item>
              <text:p text:style-name="P10">Quand appliqué à un ensemble d'entraînement, crée un modèle de décision</text:p>
            </text:list-item>
            <text:list-item>
              <text:p text:style-name="P10">Quand appliqué à un ensemble de validation, renvoie un jeu de résultat basé sur le modèle préalablement construit</text:p>
            </text:list-item>
          </text:list>
        </text:list-item>
      </text:list>
      <text:p text:style-name="P6"/>
      <text:p text:style-name="P6">Algorithme expérimental : méthode « matricielle » (non demandée)</text:p>
      <text:list xml:id="list1906936809" text:style-name="L6">
        <text:list-item>
          <text:list>
            <text:list-item>
              <text:p text:style-name="P11">Prend également le jeu de données en paramètres</text:p>
            </text:list-item>
          </text:list>
        </text:list-item>
      </text:list>
      <text:list xml:id="list733454722" text:style-name="L7">
        <text:list-item>
          <text:list>
            <text:list-item>
              <text:p text:style-name="P12">Quantifie les valeurs non-numériques par des identifiants arbitraires numériques</text:p>
            </text:list-item>
            <text:list-item>
              <text:p text:style-name="P12">Applique des congruences sur les matrices de manière à « grouper ensemble » les résultats similaires par rapport à leur solvabilité</text:p>
            </text:list-item>
            <text:list-item>
              <text:p text:style-name="P12">Applique la même méthode sur l'ensemble de validation et en déduit la solvabilité du crime en utilisant un seuil de confiance donné (90 %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aque </meta:initial-creator>
    <meta:creation-date>2016-03-02T13:33:51</meta:creation-date>
    <dc:date>2016-03-02T15:15:32</dc:date>
    <dc:creator>Cyriaque </dc:creator>
    <meta:editing-duration>PT1H20M40S</meta:editing-duration>
    <meta:editing-cycles>5</meta:editing-cycles>
    <meta:generator>LibreOffice/3.5$Linux_X86_64 LibreOffice_project/350m1$Build-2</meta:generator>
    <meta:document-statistic meta:table-count="0" meta:image-count="0" meta:object-count="0" meta:page-count="3" meta:paragraph-count="56" meta:word-count="849" meta:character-count="5054" meta:non-whitespace-character-count="4268"/>
  </office:meta>
</office:document-meta>
</file>